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37cm" draw:marker-end-width="0.237cm" draw:fill="none" draw:fill-color="#ffffff" draw:textarea-horizontal-align="center" draw:textarea-vertical-align="top" draw:auto-grow-height="false" fo:padding-top="0.482cm" fo:padding-bottom="0.137cm" fo:padding-left="0.262cm" fo:padding-right="0.262cm"/>
    </style:style>
    <style:style style:name="gr2" style:family="graphic" style:parent-style-name="standard">
      <style:graphic-properties svg:stroke-width="0.025cm" svg:stroke-color="#f0209b" draw:marker-start="Arrow" draw:marker-start-width="0.312cm" draw:marker-end="Arrow" draw:marker-end-width="0.312cm" draw:textarea-horizontal-align="center" draw:textarea-vertical-align="middle" fo:padding-top="0.136cm" fo:padding-bottom="0.136cm" fo:padding-left="0.261cm" fo:padding-right="0.261cm"/>
    </style:style>
    <style:style style:name="gr3" style:family="graphic" style:parent-style-name="standard">
      <style:graphic-properties svg:stroke-width="0.025cm" svg:stroke-color="#333333" draw:marker-start-width="0.199cm" draw:marker-end-width="0.199cm" draw:fill="solid" draw:fill-color="#e6e6e6" draw:textarea-horizontal-align="center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333333" draw:marker-start-width="0.313cm" draw:marker-end-width="0.313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333333" draw:marker-start-width="0.313cm" draw:marker-end-width="0.313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center" fo:min-height="0.635cm"/>
    </style:style>
    <style:style style:name="gr7" style:family="graphic" style:parent-style-name="standard">
      <style:graphic-properties draw:stroke="solid" svg:stroke-width="0.025cm" svg:stroke-color="#333333" draw:marker-start-width="0.313cm" draw:marker-end-width="0.313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333333" draw:marker-start-width="0.313cm" draw:marker-end-width="0.313cm" draw:fill="solid" draw:fill-color="#333333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333333" draw:marker-start="Arrowheads_20_1" draw:marker-start-width="0.152cm" draw:marker-start-center="true" draw:marker-end-width="0.313cm" draw:stroke-linejoin="round" draw:fill="none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333333" draw:marker-start-width="0.313cm" draw:marker-end-width="0.313cm" draw:stroke-linejoin="round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27cm" svg:stroke-color="#333333" draw:marker-start="Square" draw:marker-start-width="0.39cm" draw:marker-start-center="true" draw:marker-end="Square" draw:marker-end-width="0.39cm" draw:marker-end-center="true" draw:fill="none" draw:textarea-horizontal-align="center" draw:textarea-vertical-align="middle" fo:padding-top="0.188cm" fo:padding-bottom="0.188cm" fo:padding-left="0.313cm" fo:padding-right="0.313cm"/>
    </style:style>
    <style:style style:name="gr13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use-window-font-color="true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 fo:font-family="Verdana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style:use-window-font-color="true" fo:font-family="Verdana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family="Verdana" style:font-family-generic="swiss" style:font-pitch="variable" fo:font-size="18pt" style:font-size-asian="18pt" style:font-size-complex="18pt"/>
    </style:style>
    <style:style style:name="T1" style:family="text">
      <style:text-properties style:use-window-font-color="true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style:use-window-font-color="true" fo:font-family="Verdana" style:font-family-generic="swiss" style:font-pitch="variable" fo:font-size="18pt" style:font-size-asian="18pt" style:font-size-complex="18pt"/>
    </style:style>
    <style:style style:name="T3" style:family="text">
      <style:text-properties style:use-window-font-color="true" fo:font-family="Verdana" style:font-family-generic="swiss" style:font-pitch="variable" fo:font-size="18pt" style:font-size-asian="18pt" style:font-size-complex="18pt"/>
    </style:style>
    <style:style style:name="T4" style:family="text">
      <style:text-properties fo:font-family="Verdana" style:font-family-generic="swiss" style:font-pitch="variable" fo:font-size="18pt" style:font-size-asian="18pt" style:font-size-complex="18pt"/>
    </style:style>
    <style:style style:name="T5" style:family="text">
      <style:text-properties fo:font-family="Verdana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2.065cm" svg:x="0.635cm" svg:y="0.635cm">
          <text:p text:style-name="P1"><text:span text:style-name="T1">Eve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11cm" svg:y1="7.62cm" svg:x2="4.11cm" svg:y2="5.715cm">
          <text:p/>
        </draw:line>
        <draw:custom-shape draw:style-name="gr3" draw:text-style-name="P4" draw:layer="layout" svg:width="13.335cm" svg:height="2.54cm" svg:x="2.54cm" svg:y="3.175cm">
          <text:p text:style-name="P3"><text:span text:style-name="T2"><text:s text:c="7"/></text:span><text:span text:style-name="T2">logic, </text:span><text:span text:style-name="T3">learning, </text:span><text:span text:style-name="T2">reasoni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2.54cm" svg:x="8.2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2.54cm" svg:x="13.335cm" svg:y="7.62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7" draw:layer="layout" svg:width="3.81cm" svg:height="1.021cm" svg:x="12.7cm" svg:y="10.409cm">
          <draw:text-box>
            <text:p text:style-name="P6"><text:span text:style-name="T4">Memory</text:span></text:p>
          </draw:text-box>
        </draw:frame>
        <draw:frame draw:style-name="gr6" draw:text-style-name="P7" draw:layer="layout" svg:width="2.54cm" svg:height="1.021cm" svg:x="8.255cm" svg:y="10.409cm">
          <draw:text-box>
            <text:p text:style-name="P6"><text:span text:style-name="T4">Clock</text:span></text:p>
          </draw:text-box>
        </draw:frame>
        <draw:frame draw:style-name="gr6" draw:text-style-name="P7" draw:layer="layout" svg:width="5.715cm" svg:height="1.021cm" svg:x="1.27cm" svg:y="10.409cm">
          <draw:text-box>
            <text:p text:style-name="P6"><text:span text:style-name="T5">Communication</text:span></text:p>
          </draw:text-box>
        </draw:frame>
        <draw:custom-shape draw:style-name="gr7" draw:text-style-name="P2" draw:layer="layout" svg:width="3.175cm" svg:height="0.635cm" svg:x="2.54cm" svg:y="9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0.635cm" svg:height="1.905cm" svg:x="3.81cm" svg:y="7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905cm" svg:height="0.925cm" svg:x="3.175cm" svg:y="8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635cm" svg:height="0.925cm" draw:transform="rotate (-1.5707963267949) translate (4.589cm 8.39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9.525cm" svg:y1="8.89cm" svg:x2="9.525cm" svg:y2="7.854cm">
          <text:p/>
        </draw:line>
        <draw:line draw:style-name="gr10" draw:text-style-name="P2" draw:layer="layout" svg:x1="9.525cm" svg:y1="8.89cm" svg:x2="10.192cm" svg:y2="8.475cm">
          <text:p/>
        </draw:line>
        <draw:line draw:style-name="gr2" draw:text-style-name="P2" draw:layer="layout" svg:x1="9.525cm" svg:y1="7.62cm" svg:x2="9.525cm" svg:y2="5.715cm">
          <text:p/>
        </draw:line>
        <draw:line draw:style-name="gr2" draw:text-style-name="P2" draw:layer="layout" svg:x1="14.605cm" svg:y1="7.62cm" svg:x2="14.605cm" svg:y2="5.715cm">
          <text:p/>
        </draw:line>
        <draw:g>
          <draw:custom-shape draw:style-name="gr11" draw:text-style-name="P2" draw:layer="layout" svg:width="1.27cm" svg:height="1.27cm" svg:x="3.451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4.086cm" svg:y1="3.81cm" svg:x2="4.086cm" svg:y2="5.08cm">
            <text:p/>
          </draw:line>
          <draw:line draw:style-name="gr12" draw:text-style-name="P2" draw:layer="layout" svg:x1="3.536cm" svg:y1="4.763cm" svg:x2="4.636cm" svg:y2="4.128cm">
            <text:p/>
          </draw:line>
          <draw:line draw:style-name="gr12" draw:text-style-name="P2" draw:layer="layout" svg:x1="4.637cm" svg:y1="4.762cm" svg:x2="3.537cm" svg:y2="4.127cm">
            <text:p/>
          </draw:line>
          <draw:custom-shape draw:style-name="gr13" draw:text-style-name="P2" draw:layer="layout" svg:width="0.635cm" svg:height="0.635cm" svg:x="3.786cm" svg:y="4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Gray_20_10_25__20_45_20_degrees" draw:display-name="Gray 10% 45 degrees" draw:style="single" draw:color="#e6e6e6" draw:distance="0.102cm" draw:rotation="450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8.415cm" fo:page-height="13.335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5-14T16:23:50</dc:date>
    <dc:creator>Jos Jong</dc:creator>
    <meta:editing-duration>PT4H8M44S</meta:editing-duration>
    <meta:editing-cycles>56</meta:editing-cycles>
    <meta:generator>LibreOffice/3.6$Linux_X86_64 LibreOffice_project/360m1$Build-2</meta:generator>
    <meta:document-statistic meta:object-count="22"/>
  </office:meta>
</office:document-meta>
</file>